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6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="Arrow_20_short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75cm" svg:height="2.75cm" svg:x="6.5cm" svg:y="3cm">
          <text:p text:style-name="P1">UserRegist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75cm" svg:height="2.75cm" svg:x="2.5cm" svg:y="7.5cm">
          <text:p text:style-name="P1">User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75cm" svg:height="2.75cm" svg:x="10.75cm" svg:y="7.5cm">
          <text:p text:style-name="P1">UserNotif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5cm" svg:height="2.75cm" svg:x="3.36cm" svg:y="15.02cm">
          <text:p text:style-name="P1">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5cm" svg:height="2.75cm" svg:x="9.57cm" svg:y="15.02cm">
          <text:p text:style-name="P1">DBTrans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3.75cm" svg:height="2.75cm" svg:x="16.012cm" svg:y="15.02cm">
          <text:p text:style-name="P1">Confi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9.875cm" svg:y1="5.75cm" svg:x2="14.125cm" svg:y2="7.5cm" draw:start-shape="id1" draw:start-glue-point="6" draw:end-shape="id2" draw:end-glue-point="4" svg:d="M9875 5750v876h4250v874" svg:viewBox="0 0 4251 1751">
          <text:p/>
        </draw:connector>
        <draw:connector draw:style-name="gr4" draw:text-style-name="P2" draw:layer="layout" svg:x1="9.875cm" svg:y1="5.75cm" svg:x2="5.875cm" svg:y2="7.5cm" draw:start-shape="id1" draw:start-glue-point="6" draw:end-shape="id3" draw:end-glue-point="4" svg:d="M9875 5750v876h-4000v874" svg:viewBox="0 0 4001 1751">
          <text:p/>
        </draw:connector>
        <draw:connector draw:style-name="gr4" draw:text-style-name="P2" draw:layer="layout" svg:x1="5.875cm" svg:y1="10.25cm" svg:x2="5.86cm" svg:y2="15.02cm" draw:start-shape="id3" draw:start-glue-point="6" draw:end-shape="id4" draw:end-glue-point="4" svg:d="M5875 10250v2386h-15v2384" svg:viewBox="0 0 16 4771">
          <text:p/>
        </draw:connector>
        <draw:connector draw:style-name="gr4" draw:text-style-name="P2" draw:layer="layout" svg:x1="8.36cm" svg:y1="16.395cm" svg:x2="9.57cm" svg:y2="16.395cm" draw:start-shape="id4" draw:start-glue-point="7" draw:end-shape="id5" draw:end-glue-point="5" svg:d="M8360 16395h1210" svg:viewBox="0 0 1211 1">
          <text:p/>
        </draw:connector>
        <draw:connector draw:style-name="gr4" draw:text-style-name="P2" draw:layer="layout" svg:x1="14.57cm" svg:y1="16.395cm" svg:x2="16.012cm" svg:y2="16.395cm" draw:start-shape="id5" draw:start-glue-point="7" draw:end-shape="id6" draw:end-glue-point="5" svg:d="M14570 16395h1442" svg:viewBox="0 0 1443 1">
          <text:p/>
        </draw:connector>
        <draw:custom-shape draw:style-name="gr1" draw:text-style-name="P1" xml:id="id7" draw:id="id7" draw:layer="layout" svg:width="6.75cm" svg:height="2.75cm" svg:x="10.75cm" svg:y="11.5cm">
          <text:p text:style-name="P1">Email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4.125cm" svg:y1="10.25cm" svg:x2="14.125cm" svg:y2="11.5cm" draw:start-shape="id2" draw:start-glue-point="6" draw:end-shape="id7" draw:end-glue-point="4" svg:d="M14125 10250v1250" svg:viewBox="0 0 1 1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14:00:14.762194986</meta:creation-date>
    <dc:date>2023-01-12T18:59:28.752628720</dc:date>
    <meta:editing-duration>PT41M44S</meta:editing-duration>
    <meta:editing-cycles>4</meta:editing-cycles>
    <meta:generator>LibreOffice/7.3.7.2$Linux_X86_64 LibreOffice_project/30$Build-2</meta:generator>
    <meta:document-statistic meta:object-count="13"/>
  </office:meta>
</office:document-meta>
</file>